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Calibri1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style:font-size-asian="12.3999996185303pt" style:font-size-complex="14.1499996185303pt"/>
    </style:style>
    <style:style style:name="P2" style:family="paragraph" style:parent-style-name="Standard">
      <style:paragraph-properties fo:text-align="start" style:justify-single-word="false"/>
      <style:text-properties fo:font-size="13pt" style:font-size-asian="12.3999996185303pt" style:font-size-complex="14.1499996185303pt"/>
    </style:style>
    <style:style style:name="P3" style:family="paragraph" style:parent-style-name="Standard">
      <style:text-properties fo:font-size="13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 style:parent-style-name="Standard">
      <style:text-properties style:font-name="Calibri1" fo:font-size="11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style:font-name="Calibri1" fo:font-size="16pt" fo:font-weight="bold" style:font-size-asian="15.25pt" style:font-weight-asian="bold" style:font-size-complex="17.4500007629395pt" style:font-weight-complex="bold"/>
    </style:style>
    <style:style style:name="P6" style:family="paragraph" style:parent-style-name="Standard">
      <style:text-properties style:font-name="Calibri1" fo:font-size="6pt" fo:font-weight="bold" style:font-size-asian="5.69999980926514pt" style:font-weight-asian="bold" style:font-size-complex="6.5pt" style:font-weight-complex="bold"/>
    </style:style>
    <style:style style:name="P7" style:family="paragraph" style:parent-style-name="Standard">
      <style:text-properties fo:font-size="16pt" style:font-size-asian="15.25pt" style:font-size-complex="17.4500007629395pt"/>
    </style:style>
    <style:style style:name="P8" style:family="paragraph" style:parent-style-name="Standard">
      <style:text-properties fo:font-size="11pt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10" style:family="paragraph" style:parent-style-name="Standard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fo:font-size="13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>
      <style:text-properties fo:font-size="11pt" style:font-size-asian="11pt" style:font-size-complex="11pt"/>
    </style:style>
    <style:style style:name="P14" style:family="paragraph" style:parent-style-name="Standard">
      <style:text-properties fo:font-size="13pt" style:font-size-asian="12.3999996185303pt" style:font-size-complex="14.1499996185303pt"/>
    </style:style>
    <style:style style:name="P15" style:family="paragraph" style:parent-style-name="Standard" style:list-style-name="L1">
      <style:paragraph-properties fo:margin-left="0.7425in" fo:margin-right="0in" fo:text-indent="-0.1437in" style:auto-text-indent="false">
        <style:tab-stops/>
      </style:paragraph-properties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Standard">
      <style:paragraph-properties fo:margin-left="0in" fo:margin-right="0in" fo:text-indent="0in" style:auto-text-indent="false"/>
      <style:text-properties fo:font-size="13pt" style:font-size-asian="12.3999996185303pt" style:font-size-complex="14.1499996185303pt"/>
    </style:style>
    <style:style style:name="P17" style:family="paragraph" style:parent-style-name="Standard">
      <style:paragraph-properties fo:margin-left="0.1339in" fo:margin-right="0in" fo:text-indent="0in" style:auto-text-indent="false"/>
      <style:text-properties fo:font-size="11pt" fo:font-style="italic" style:font-size-asian="11pt" style:font-style-asian="italic" style:font-size-complex="11pt" style:font-style-complex="italic"/>
    </style:style>
    <style:style style:name="P18" style:family="paragraph" style:parent-style-name="Standard">
      <style:paragraph-properties fo:margin-left="0.1339in" fo:margin-right="0in" fo:text-indent="0in" style:auto-text-indent="false"/>
      <style:text-properties fo:font-size="11pt" fo:font-style="normal" style:font-size-asian="11pt" style:font-style-asian="normal" style:font-size-complex="11pt" style:font-style-complex="normal"/>
    </style:style>
    <style:style style:name="P19" style:family="paragraph">
      <style:paragraph-properties fo:text-align="center"/>
    </style:style>
    <style:style style:name="T1" style:family="text">
      <style:text-properties style:font-name="Calibri1" fo:font-size="11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fo:font-style="italic" style:font-size-asian="11pt" style:font-style-asian="italic" style:font-size-complex="11pt" style:font-style-complex="italic"/>
    </style:style>
    <style:style style:name="T4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style:text-position="super 58%"/>
    </style:style>
    <style:style style:name="Sect1" style:family="section">
      <style:section-properties text:dont-balance-text-columns="false" style:editable="false">
        <style:columns fo:column-count="2">
          <style:column style:rel-width="28653*" fo:start-indent="0in" fo:end-indent="0in"/>
          <style:column style:rel-width="36882*" fo:start-indent="0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</text:list-style>
    <style:style style:name="gr1" style:family="graphic">
      <style:graphic-properties svg:stroke-color="#4c4c4c" draw:fill-color="#4c4c4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999999" draw:fill-color="#999999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rect text:anchor-type="paragraph" draw:z-index="3" draw:style-name="gr2" draw:text-style-name="P19" svg:width="3.1567in" svg:height="0.0213in" svg:x="3.7819in" svg:y="-0.0098in"><text:p/></draw:rect><draw:rect text:anchor-type="paragraph" draw:z-index="1" draw:style-name="gr1" draw:text-style-name="P19" svg:width="7.0835in" svg:height="0.0142in" svg:x="-0.0756in" svg:y="-0.0866in"><text:p/></draw:rect></text:p>
      <text:p text:style-name="P5">Daniel Cheng</text:p>
      <text:p text:style-name="P4">4521 Cape Charles Drive</text:p>
      <text:p text:style-name="P4">Plano, TX <text:s/>75024</text:p>
      <text:p text:style-name="P4">Phone:<text:tab/> <text:s text:c="3"/>(214)-212-7050</text:p>
      <text:p text:style-name="Standard"><text:span text:style-name="T1">E-mail:<text:tab/> <text:s text:c="3"/></text:span><text:span text:style-name="T1">D</text:span>anielCheng@utexas.edu</text:p>
      <text:p text:style-name="P7"/>
      <text:p text:style-name="P2">College Education</text:p>
      <text:p text:style-name="P9"><text:tab/>The University of Texas at Austin</text:p>
      <text:p text:style-name="P9"><text:tab/>Bachelor of Science in Computer Science <text:s text:c="4"/>(2012 – 2016)</text:p>
      <text:p text:style-name="P9"><text:tab/>Turing Scholars Honors Degree</text:p>
      <text:p text:style-name="P2"><text:span text:style-name="T2"><text:tab/></text:span><text:span text:style-name="T2">GPA:<text:tab/>3.924</text:span></text:p>
      <text:p text:style-name="P8"/>
      <text:section text:style-name="Sect1" text:name="Section1">
        <text:p text:style-name="P16"><text:span text:style-name="T2"><text:tab/></text:span><text:span text:style-name="T3">Fall 2012</text:span></text:p>
        <text:p text:style-name="P1"><text:span text:style-name="T2"><text:tab/>Logic, Sets, and Functions: <text:tab/><text:tab/><text:tab/></text:span><text:span text:style-name="T2">Honors</text:span></text:p>
        <text:p text:style-name="P1"><text:span text:style-name="T2"><text:tab/>Data Struct</text:span><text:span text:style-name="T2">ures: Honors</text:span></text:p>
        <text:p text:style-name="P1"><text:span text:style-name="T2"><text:tab/>Matrices </text:span><text:span text:style-name="T2">and Matrix Calculations</text:span></text:p>
        <text:p text:style-name="P8"><text:tab/>Introduction to Research <text:tab/><text:tab/><text:tab/><text:tab/>Methods</text:p>
        <text:p text:style-name="P8"><text:tab/>Mirrors on Ourselves</text:p>
        <text:p text:style-name="P17">Spring 2013</text:p>
        <text:p text:style-name="P18">Freshman Research Initiative: Autonomous Intelligent Robots</text:p>
        <text:p text:style-name="P18">Computer Organization and Architecture: Honors</text:p>
        <text:p text:style-name="P18">Probability I</text:p>
        <text:p text:style-name="P18">Introduction to CS Research</text:p>
        <text:p text:style-name="P18">Beginning Latin</text:p>
      </text:section>
      <text:p text:style-name="P10"/>
      <text:p text:style-name="P3">High School Education</text:p>
      <text:p text:style-name="P10"><text:tab/>Liberty High School <text:s text:c="4"/>(2008 – 2012)</text:p>
      <text:p text:style-name="P10"><text:tab/>GPA:<text:tab/>3.974</text:p>
      <text:p text:style-name="P10"><text:tab/>National Merit Finalist</text:p>
      <text:p text:style-name="P10"><text:tab/>Placed 2<text:span text:style-name="T6">nd</text:span> at State Computer Science UIL in team division</text:p>
      <text:p text:style-name="P10"><text:tab/></text:p>
      <text:p text:style-name="P3">Independent Study And Mentorship</text:p>
      <text:p text:style-name="P10"><text:tab/>Mentorship under Dr. Richard M. Golden, UT Dallas <text:s text:c="4"/>(Spring 2012)</text:p>
      <text:p text:style-name="P10"><text:tab/>Project – Build an autonomous RC car that uses computer vision and neural <text:tab/><text:tab/><text:tab/><text:tab/>networks to follow a track</text:p>
      <text:p text:style-name="P10"><text:tab/>Tools – Used Matlab and the TI MSP430 MCU to steer and control to car</text:p>
      <text:p text:style-name="P10"/>
      <text:p text:style-name="P3">Computer Skills</text:p>
      <text:p text:style-name="P10"><text:tab/>Familiar with Windows and Unix-based operating systems</text:p>
      <text:p text:style-name="P10"><text:tab/>Experience programming in Java, C#, Python, and Matlab/Octave</text:p>
      <text:p text:style-name="P10"><text:tab/>Currently learning x86-32 Assembly, C, and C++</text:p>
      <text:p text:style-name="P10"/>
      <text:p text:style-name="P3">Work Experience</text:p>
      <text:p text:style-name="P1"><text:span text:style-name="T5"><text:tab/></text:span><text:span text:style-name="T4">UT – Division of Housing and Food</text:span></text:p>
      <text:p text:style-name="P10"><text:tab/>Student Technician <text:s text:c="4"/>(2012 – present)</text:p>
      <text:list xml:id="list17480345621" text:style-name="L1">
        <text:list-item>
          <text:p text:style-name="P15">Provide front-line tech support to administrative users in offices, residence halls, kitchens, facilities shops, and University apartments</text:p>
        </text:list-item>
        <text:list-item>
          <text:p text:style-name="P15"><draw:rect text:anchor-type="paragraph" draw:z-index="2" draw:style-name="gr2" draw:text-style-name="P19" svg:width="3.1567in" svg:height="0.0213in" svg:x="-0.0075in" svg:y="1.289in"><text:p/></draw:rect><draw:rect text:anchor-type="paragraph" draw:z-index="0" draw:style-name="gr1" draw:text-style-name="P19" svg:width="7.0835in" svg:height="0.0142in" svg:x="-0.0807in" svg:y="1.3728in"><text:p/></draw:rect>Install and maintain computer hardware, software, printers, and other peripheral devices in a 200+ workstation business computing environment</text:p>
        </text:list-item>
      </text:list>
      <text:p text:style-name="P11"/>
      <text:p text:style-name="P12">Languages</text:p>
      <text:p text:style-name="P11"><text:tab/>English, Mandar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Calibri1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1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Calibri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Calibri" fo:font-size="12pt"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Calibri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size="12pt" style:font-size-asian="12pt" style:font-name-complex="Mangal1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margin-top="0in" fo:margin-bottom="0in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30T21:42:27.41</meta:creation-date>
    <dc:date>2013-05-15T16:33:12</dc:date>
    <meta:editing-duration>PT2H9M30S</meta:editing-duration>
    <meta:editing-cycles>27</meta:editing-cycles>
    <meta:generator>LibreOffice/3.5$Linux_X86_64 LibreOffice_project/350m1$Build-2</meta:generator>
    <dc:creator>Daniel Cheng</dc:creator>
    <meta:document-statistic meta:table-count="0" meta:image-count="0" meta:object-count="0" meta:page-count="1" meta:paragraph-count="43" meta:word-count="227" meta:character-count="1598" meta:non-whitespace-character-count="1355"/>
  </office:meta>
</office:document-meta>
</file>